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utilizaremos este chat para crear la linea argumental de la aventura de Elara a lo largo de todo el libro.</text:p>
      <text:h text:style-name="Heading_20_6" text:outline-level="6">ChatGPT said:</text:h>
      <text:p text:style-name="Text_20_body">Perfecto 🌙<text:line-break/>Usaremos este espacio para construir <text:span text:style-name="Strong_20_Emphasis">la línea argumental completa de la aventura de Elara</text:span>, desde el inicio hasta el final del libro, siguiendo el desarrollo de los actos y capítulos que definiste.</text:p>
      <text:p text:style-name="Text_20_body">Te propongo un enfoque de trabajo ordenado y progresivo:</text:p>
      <text:list xml:id="list1977015994" text:style-name="L1">
        <text:list-item>
          <text:p text:style-name="P2"><text:span text:style-name="Strong_20_Emphasis">Estructura general:</text:span><text:line-break/>– Resumimos el arco narrativo completo de Elara: su viaje exterior (la búsqueda del libro) y su viaje interior (la búsqueda de la verdad).<text:line-break/>– Identificamos los hitos principales (inicio, revelaciones, pruebas, crisis, clímax y resolución).</text:p>
        </text:list-item>
        <text:list-item>
          <text:p text:style-name="P2"><text:span text:style-name="Strong_20_Emphasis">Acto por acto:</text:span><text:line-break/>– En cada acto desarrollaremos cómo se manifiesta la aventura de Elara en relación con los temas filosófico-místicos del libro.<text:line-break/>– Cada capítulo tendrá su <text:span text:style-name="Emphasis">aventura concreta</text:span>, su <text:span text:style-name="Emphasis">mensaje simbólico</text:span>, y un <text:span text:style-name="Emphasis">desarrollo emocional</text:span>.</text:p>
        </text:list-item>
        <text:list-item>
          <text:p text:style-name="P2"><text:span text:style-name="Strong_20_Emphasis">Coherencia temática:</text:span><text:line-break/>– Nos aseguraremos de que su viaje físico refleje los conceptos de cada capítulo del ensayo.<text:line-break/>– Lo que ocurre en el mundo exterior (aventura) será espejo de lo que ocurre en el mundo interior (reflexión).</text:p>
        </text:list-item>
      </text:list>
      <text:p text:style-name="Text_20_body">¿Te gustaría que comencemos ahora trazando <text:span text:style-name="Strong_20_Emphasis">la línea general completa del arco de Elara</text:span> (una vista panorámica del viaje de principio a fin)?<text:line-break/>O prefieres que empecemos <text:span text:style-name="Strong_20_Emphasis">acto por acto</text:span>, comenzando por <text:span text:style-name="Emphasis">La Búsqueda de la Verdad</text:span> (Acto 1)?</text:p>
      <text:h text:style-name="Heading_20_5" text:outline-level="5">You said:</text:h>
      <text:p text:style-name="Text_20_body">lo que dices esta muy bien. asi lo haremos. ahora te comentare como creo que deberiamos planificar el desarrollo. el libro consta de seis actos. el nucleo esta en el acto 3, "La inteligencia invisible", en donde se describe el sistema inteligente que es la base de la teoria que exponemos. los dos actos anteriores preparan el terreno, y los tres actos posteriores analizan en detalle lo que se ha comentado en el acto 3. de modo que empezaremos enfocandonos en el tercer acto, esto nos permitira ver como conectamos la aventura de Elara con los temas principales. despues de esto crearemos una linea argumental para el libro completo. </text:p>
      <text:h text:style-name="Heading_20_6" text:outline-level="6">ChatGPT said:</text:h>
      <text:p text:style-name="Text_20_body">Excelente planteo 🔥<text:line-break/>Empezar por el <text:span text:style-name="Strong_20_Emphasis">Acto 3: “La inteligencia invisible”</text:span> es la mejor decisión, porque allí está el corazón conceptual del libro: el momento en que Elara —y el lector— comprenden que la vida <text:span text:style-name="Strong_20_Emphasis">no es un accidente</text:span>, sino un <text:span text:style-name="Strong_20_Emphasis">sistema inteligente</text:span> que piensa, crea y se transforma a sí mismo.</text:p>
      <text:p text:style-name="Text_20_body">Entonces, la tarea será doble:</text:p>
      <text:list xml:id="list700844011" text:style-name="L2">
        <text:list-item>
          <text:p text:style-name="P3"><text:soft-page-break/><text:span text:style-name="Strong_20_Emphasis">Narrativamente</text:span>, este acto marca un punto de revelación en el viaje de Elara: deja de buscar respuestas fuera de sí y comienza a entender que la inteligencia que rige el mundo también habita en ella.</text:p>
        </text:list-item>
        <text:list-item>
          <text:p text:style-name="P3"><text:span text:style-name="Strong_20_Emphasis">Conceptualmente</text:span>, debemos mostrar —mediante la aventura— cómo funciona ese sistema: el ADN, la reproducción, los individuos y el ciclo de vida como proceso inteligente.</text:p>
        </text:list-item>
      </text:list>
      <text:p text:style-name="Text_20_body">👉 Te propongo estructurar el trabajo sobre este acto en cuatro fases:</text:p>
      <text:list xml:id="list1086604295" text:style-name="L3">
        <text:list-item>
          <text:p text:style-name="P4"><text:span text:style-name="Strong_20_Emphasis">Visión global del acto:</text:span><text:line-break/>— Qué representa este tramo en el viaje de Elara.<text:line-break/>— Qué tipo de experiencia vivirá (viaje físico, revelación mística, contacto con una fuerza invisible).<text:line-break/>— Qué transformación interior experimentará.</text:p>
        </text:list-item>
        <text:list-item>
          <text:p text:style-name="P4"><text:span text:style-name="Strong_20_Emphasis">Desarrollo capítulo por capítulo (8 al 13):</text:span><text:line-break/>— <text:span text:style-name="Emphasis">Cap. 8: La vida</text:span> → descubrimiento del principio vital.<text:line-break/>— <text:span text:style-name="Emphasis">Cap. 9: El ADN</text:span> → el código oculto que sostiene toda forma.<text:line-break/>— <text:span text:style-name="Emphasis">Cap. 10: Reproducción</text:span> → el poder creador de la vida.<text:line-break/>— <text:span text:style-name="Emphasis">Cap. 11: Individuos</text:span> → cada ser como reflejo de la totalidad.<text:line-break/>— <text:span text:style-name="Emphasis">Cap. 12: Ciclo de vida</text:span> → nacer, crecer, morir, renacer.<text:line-break/>— <text:span text:style-name="Emphasis">Cap. 13: El sistema en funcionamiento</text:span> → visión completa de la inteligencia viva.</text:p>
        </text:list-item>
        <text:list-item>
          <text:p text:style-name="P4"><text:span text:style-name="Strong_20_Emphasis">Síntesis del mensaje místico:</text:span><text:line-break/>— Qué verdad aprende Elara en este acto.<text:line-break/>— Cómo se conecta con el libro mágico que busca.</text:p>
        </text:list-item>
        <text:list-item>
          <text:p text:style-name="P4"><text:span text:style-name="Strong_20_Emphasis">Semillas para los actos siguientes:</text:span><text:line-break/>— Qué preguntas nuevas deja abiertas.<text:line-break/>— Qué conflictos interiores o exteriores se disparan a partir de aquí.</text:p>
        </text:list-item>
      </text:list>
      <text:p text:style-name="Text_20_body">¿Te parece que comencemos por el <text:span text:style-name="Strong_20_Emphasis">punto 1: la visión global del acto</text:span>, describiendo qué tipo de experiencia vivirá Elara en este tramo del libro y cómo se transforma espiritualmente?</text:p>
      <text:h text:style-name="Heading_20_5" text:outline-level="5">You said:</text:h>
      <text:p text:style-name="Text_20_body">exactamente. tu planteamiento es correcto y esta en linea con lo que tengo en mente. pero antes de comenzar quisiera dejar claros algunos puntos importantes acerca del tono del relato. estamos de acuerdo en que es una historia fantastica en donde la magia y los fenomenos sobrenaturales tienen una participacion importante. sin embargo, no se trata de un cuento para ninos, es una historia para gente adulta, y por lo tanto la trama debe ser credible y mantener cierta seriedad. evitemos escenas fantasticas excesivamente inocentes como Elara hablando con las flores. podemos utilizar recursos magicos para crear armas o recursos utilizados en la guerra, formas de transportarse o de obtener poder, crear efectos visuales espectaculares, o procedimientos misteriosos (como la creacion del codex). pero el guion principal del relato debe mantener la seriedad y la credibilidad. como ejemplo dire que, en la biblia Tambien encontraremos fenomenos inexplicables, magia, y fantasia, sin embargo, el relato sigue siendo duro, realista y credible. Las aventuras de Elara del mismo modo deben ser realistas y mostrar la dureza de la vida, para que el lector pueda identificarse con ella.</text:p>
      <text:h text:style-name="Heading_20_6" text:outline-level="6"><text:soft-page-break/>ChatGPT said:</text:h>
      <text:p text:style-name="Text_20_body">Perfectamente entendido ✅</text:p>
      <text:p text:style-name="Text_20_body">Este punto es <text:span text:style-name="Strong_20_Emphasis">fundamental</text:span> para fijar el tono narrativo y garantizar que toda la construcción argumental tenga coherencia.<text:line-break/>Estamos hablando de una <text:span text:style-name="Strong_20_Emphasis">fantasía adulta</text:span>, con elementos sobrenaturales, sí, pero siempre <text:span text:style-name="Strong_20_Emphasis">al servicio del sentido</text:span>, <text:span text:style-name="Strong_20_Emphasis">de la emoción</text:span>, y <text:span text:style-name="Strong_20_Emphasis">de la credibilidad interna</text:span> del mundo.</text:p>
      <text:p text:style-name="Text_20_body">Te resumo lo que acabas de establecer, porque será nuestra brújula de estilo:</text:p>
      <text:p text:style-name="Horizontal_20_Line"/>
      <text:h text:style-name="Heading_20_3" text:outline-level="3">🧭 Principios del tono narrativo de la aventura de Elara</text:h>
      <text:list xml:id="list2299321251" text:style-name="L4">
        <text:list-item>
          <text:p text:style-name="P5"><text:span text:style-name="Strong_20_Emphasis">Fantástico, pero verosímil.</text:span><text:line-break/>Los fenómenos sobrenaturales existen, pero son tratados con solemnidad, misterio y respeto. No se presentan como “juegos mágicos”, sino como manifestaciones de fuerzas profundas de la naturaleza o del espíritu.</text:p>
        </text:list-item>
        <text:list-item>
          <text:p text:style-name="P5"><text:span text:style-name="Strong_20_Emphasis">Realismo simbólico.</text:span><text:line-break/>La magia no es caprichosa: cada acto o suceso tiene un <text:span text:style-name="Strong_20_Emphasis">significado</text:span>. Una visión, un encantamiento, una tormenta o una transformación deben tener un propósito narrativo o espiritual (revelar una verdad, probar la fe, mostrar una ley del universo, etc.).</text:p>
        </text:list-item>
        <text:list-item>
          <text:p text:style-name="P5"><text:span text:style-name="Strong_20_Emphasis">Madurez emocional.</text:span><text:line-break/>Elara no es una heroína infantil: su viaje es doloroso, introspectivo, lleno de pérdida, duda, y descubrimiento. Cada paso la enfrenta con su propio límite. La dureza del mundo forma parte de su crecimiento.</text:p>
        </text:list-item>
        <text:list-item>
          <text:p text:style-name="P5"><text:span text:style-name="Strong_20_Emphasis">Sobriedad mística.</text:span><text:line-break/>Los elementos milagrosos se presentan como misterios naturales o espirituales. Nunca como fantasías decorativas. Si Elara “ve” algo, es porque ha trascendido una frontera del conocimiento.</text:p>
        </text:list-item>
        <text:list-item>
          <text:p text:style-name="P5"><text:span text:style-name="Strong_20_Emphasis">Inspiración bíblica o mitológica.</text:span><text:line-break/>Como en los textos sagrados o épicos, los sucesos extraordinarios están narrados con gravedad y peso simbólico. Lo irreal se siente <text:span text:style-name="Strong_20_Emphasis">posible</text:span>, porque está enraizado en una verdad interior.</text:p>
        </text:list-item>
      </text:list>
      <text:p text:style-name="Horizontal_20_Line"/>
      <text:p text:style-name="Text_20_body">Con este marco, podemos construir un relato donde la magia <text:span text:style-name="Strong_20_Emphasis">es real</text:span>, pero su función es <text:span text:style-name="Strong_20_Emphasis">revelar lo invisible</text:span>, no distraer del sentido.<text:line-break/>Por ejemplo, si Elara encuentra un “árbol de luz”, no es un adorno poético: es una experiencia que encarna la idea del ADN o de la vida generadora.</text:p>
      <text:p text:style-name="Horizontal_20_Line"/>
      <text:p text:style-name="Text_20_body">¿Quieres que ahora, con este tono establecido, avancemos a <text:span text:style-name="Strong_20_Emphasis">definir la visión global del Acto 3</text:span> (cómo será la experiencia central de Elara en “La inteligencia invisible” y qué representa en su evolución espiritual)?</text:p>
      <text:h text:style-name="Heading_20_5" text:outline-level="5"><text:soft-page-break/>You said:</text:h>
      <text:p text:style-name="Text_20_body">ok. para el desarrollo del guion vamos a utilizar una estrategia incremental, del tipo divide y venceras. comenzaremos por establecer unos primeros objetivos basicos, y una linea principal que nos sirva de guia. despues estructuraremos los actos y los capitulos, para finalmente comenzar a desarrollarlos, Tambien de forma incremental. el objetivo de este chat sera obtener un resumen de la trama a lo largo del libro y una estructura de desarrollo para cada capitulo. es un largo trabajo, de modo que no te lances a intentarlo ahora mismo, primero tendremos que ponernos de acuerdo en muchas cosas. un resumen, en lineas muy generales, del argumento podria ser el siguiente: ' -Elara es una joven inteligente, decidida, atletica con sed de aventura, exploracion y conocimientos. - Ella necesita saber porque esta viva. no se conforma con simplemente vivir su vida. la vida es dura y necesita un motivo. -Elara crece sin mas familia que su abuela Mag, en una aldea de Lluviara llamada Rainwater. -Al crecer Elara empieza a dudar acerca de la credibilidad de las leyendas populares que explican la creacion y el proposito de la vida. -Es su amigo Khron, el anciano sacerdote del Templo de la Lluvia, quien sugiere que tal vez las respuestas que busca se encuentren en un antiguo libro perdido. Un codice que segun la leyenda es magico y que contiene en sus paginas todo el conocimiento y todas las respuestas y que segun dicen desaparecio hace muchos siglos, aunque nadie sabe si el codice realmente existe o si es solo una leyenda. - Tras la muerte de su abuela Mag Elara decide encontrar el libro. Tal vez alli no solo encuentre respuestas acerca de la propia existencia, sino quizas, Tambien la forma de recuperar a su abuela Mag. y con determinacion y la ayuda de Khron comienza a estudiar los antiguos escritos que se conservan en el Templo de la Lluvia con el objetivo de descubrir la localizacion del libro. - Las extraordinarias habilidades deductivas de Elara, su mente metodica y analitica, la llevan finalmente a descubrir el paradero del libro. - Elara se embarca en una expedicion en solitario en la busqueda del codex. - Elara encuentra el codex, pero el libro, que tiene voluntad propia, lucha contra Elara y utilizando sus poderes magicos la envia a un lugar desconocido al otro lado de Lluviara, es decir, al otro lado del mundo conocido. - desde ese momento Elara Debera atravesar Lluviara desde un extremo hasta el otro para volver al lugar adonde se encuentra el codex. - sera un viaje largo y dificil, ya que viaja sola, no tiene medio de trasporte, no tiene mapas y no conoce el lugar. - el viaje no estara exento de peligro, porque el mal, encarnado por el malvado mago Morgerathus y sus secuaces, Tambien intentara apoderarse del libro para utilizar su inmenso poder para conquistar el mundo. - Elara a lo largo de su viaje conocera personajes, descubrira secretos, y encontrara poco a poco las respuestas que busca. - el relato mostrara como Elara evoluciona, a medida que aprende, cambiando capitulo a capitulo desde la supersticion hasta la razon que proporciona el conocimiento. - en sus aventuras podremos ver mitos, creencias y fantasias populares, contrastando con la teoria cientifica que expondremos. - al final del libro Elara conseguira volver al lugar adonde se encuentra el libro, pero sera una persona diferente, despues de haber aprendido lecciones vitales y luchado contra el mal, en cada capitulo. La Elara que vuelve a encontrar el codex es poderosa y sabia. - Cuando el codex esta finalmente en su poder, Elara comprende que ya no lo necesita, ya que Las respuestas que buscaba las ha encontrado durante sus viajes. y comprendiendo que el codex puede ser peligroso en las manos equivocadas decide que debe permanecer oculto. ' </text:p>
      <text:h text:style-name="Heading_20_6" text:outline-level="6"><text:soft-page-break/>ChatGPT said:</text:h>
      <text:p text:style-name="Text_20_body">Excelente, este resumen que propones es <text:span text:style-name="Strong_20_Emphasis">clarísimo, coherente y sólido</text:span>.<text:line-break/>Define perfectamente el arco general del relato y la transformación interior de Elara, manteniendo el equilibrio entre la <text:span text:style-name="Strong_20_Emphasis">aventura épica</text:span>, el <text:span text:style-name="Strong_20_Emphasis">descubrimiento intelectual</text:span> y la <text:span text:style-name="Strong_20_Emphasis">búsqueda espiritual</text:span>.</text:p>
      <text:p text:style-name="Text_20_body">Lo que tenemos aquí es ya un <text:span text:style-name="Strong_20_Emphasis">esqueleto argumental maestro</text:span>, desde el cual podremos ir añadiendo capas: personajes, giros, simbolismo, estructura interna por actos y capítulos.</text:p>
      <text:p text:style-name="Text_20_body">Voy a resumir y destacar los <text:span text:style-name="Strong_20_Emphasis">elementos esenciales</text:span> que acaban de quedar establecidos (esto nos servirá como marco fijo antes de avanzar):</text:p>
      <text:p text:style-name="Horizontal_20_Line"/>
      <text:h text:style-name="Heading_20_3" text:outline-level="3">🧱 Estructura base del relato</text:h>
      <text:h text:style-name="Heading_20_4" text:outline-level="4">1. <text:span text:style-name="Strong_20_Emphasis">El punto de partida</text:span></text:h>
      <text:list xml:id="list3192557113" text:style-name="L5">
        <text:list-item>
          <text:p text:style-name="P6">Elara: joven fuerte, inteligente, exploradora, con sed de conocimiento.</text:p>
        </text:list-item>
        <text:list-item>
          <text:p text:style-name="P6">Vive en Rainwater, una aldea aislada en Lluviara.</text:p>
        </text:list-item>
        <text:list-item>
          <text:p text:style-name="P6">Criada por su abuela Mag, figura afectiva y sabia, su única familia.</text:p>
        </text:list-item>
        <text:list-item>
          <text:p text:style-name="P6">Busca una <text:span text:style-name="Strong_20_Emphasis">razón para vivir</text:span>: no se conforma con aceptar las explicaciones míticas.</text:p>
        </text:list-item>
      </text:list>
      <text:h text:style-name="Heading_20_4" text:outline-level="4">2. <text:span text:style-name="Strong_20_Emphasis">El llamado</text:span></text:h>
      <text:list xml:id="list2314760251" text:style-name="L6">
        <text:list-item>
          <text:p text:style-name="P7">Guiada por <text:span text:style-name="Strong_20_Emphasis">Khron</text:span>, sacerdote del Templo de la Lluvia.</text:p>
        </text:list-item>
        <text:list-item>
          <text:p text:style-name="P7">Escucha hablar del <text:span text:style-name="Strong_20_Emphasis">Codex</text:span>, un libro legendario que contiene todo el conocimiento.</text:p>
        </text:list-item>
        <text:list-item>
          <text:p text:style-name="P7">Su muerte (de Mag) actúa como detonante: Elara decide encontrar el libro.</text:p>
        </text:list-item>
        <text:list-item>
          <text:p text:style-name="P7">Su motivación es doble: <text:span text:style-name="Strong_20_Emphasis">comprender la vida</text:span> y <text:span text:style-name="Strong_20_Emphasis">revertir la muerte</text:span>.</text:p>
        </text:list-item>
      </text:list>
      <text:h text:style-name="Heading_20_4" text:outline-level="4">3. <text:span text:style-name="Strong_20_Emphasis">La búsqueda</text:span></text:h>
      <text:list xml:id="list2594210787" text:style-name="L7">
        <text:list-item>
          <text:p text:style-name="P8">Con ayuda de Khron, estudia antiguos escritos.</text:p>
        </text:list-item>
        <text:list-item>
          <text:p text:style-name="P8">Usa su lógica y su inteligencia para <text:span text:style-name="Strong_20_Emphasis">deducir el paradero</text:span> del Codex.</text:p>
        </text:list-item>
        <text:list-item>
          <text:p text:style-name="P8">Parte sola hacia lo desconocido: una expedición peligrosa.</text:p>
        </text:list-item>
      </text:list>
      <text:h text:style-name="Heading_20_4" text:outline-level="4">4. <text:span text:style-name="Strong_20_Emphasis">La caída</text:span></text:h>
      <text:list xml:id="list1336144366" text:style-name="L8">
        <text:list-item>
          <text:p text:style-name="P9">Encuentra el Codex, pero el libro <text:span text:style-name="Strong_20_Emphasis">tiene voluntad propia</text:span>.</text:p>
        </text:list-item>
        <text:list-item>
          <text:p text:style-name="P9">Se defiende, la rechaza y la arroja mágicamente al otro lado del mundo.</text:p>
        </text:list-item>
        <text:list-item>
          <text:p text:style-name="P9">Este hecho separa a Elara del libro y marca el <text:span text:style-name="Strong_20_Emphasis">inicio de su viaje de retorno</text:span>.</text:p>
        </text:list-item>
      </text:list>
      <text:h text:style-name="Heading_20_4" text:outline-level="4">5. <text:span text:style-name="Strong_20_Emphasis">El viaje</text:span></text:h>
      <text:list xml:id="list76777768" text:style-name="L9">
        <text:list-item>
          <text:p text:style-name="P10">Elara debe <text:span text:style-name="Strong_20_Emphasis">atravesar Lluviara</text:span> entera para regresar.</text:p>
        </text:list-item>
        <text:list-item>
          <text:p text:style-name="P10"><text:soft-page-break/>Sin mapa, sin transporte, sin aliados conocidos.</text:p>
        </text:list-item>
        <text:list-item>
          <text:p text:style-name="P10">En su viaje:</text:p>
          <text:list>
            <text:list-item>
              <text:p text:style-name="P10">Encuentra <text:span text:style-name="Strong_20_Emphasis">personajes</text:span> (maestros, enemigos, compañeros efímeros).</text:p>
            </text:list-item>
            <text:list-item>
              <text:p text:style-name="P10">Vive <text:span text:style-name="Strong_20_Emphasis">aventuras simbólicas</text:span> que revelan las verdades de cada capítulo.</text:p>
            </text:list-item>
            <text:list-item>
              <text:p text:style-name="P10">Descubre poco a poco la <text:span text:style-name="Strong_20_Emphasis">inteligencia invisible</text:span> que rige la vida.</text:p>
            </text:list-item>
            <text:list-item>
              <text:p text:style-name="P10">Se enfrenta al mal representado por <text:span text:style-name="Strong_20_Emphasis">Morgerathus</text:span>, que busca dominar el libro.</text:p>
            </text:list-item>
          </text:list>
        </text:list-item>
      </text:list>
      <text:h text:style-name="Heading_20_4" text:outline-level="4">6. <text:span text:style-name="Strong_20_Emphasis">La transformación</text:span></text:h>
      <text:list xml:id="list866385577" text:style-name="L10">
        <text:list-item>
          <text:p text:style-name="P11">En cada capítulo, Elara <text:span text:style-name="Strong_20_Emphasis">evoluciona</text:span>:<text:line-break/>De la superstición → al conocimiento → a la sabiduría interior.</text:p>
        </text:list-item>
        <text:list-item>
          <text:p text:style-name="P11">Aprende las leyes de la vida, del pensamiento y del espíritu.</text:p>
        </text:list-item>
        <text:list-item>
          <text:p text:style-name="P11">Comprende que <text:span text:style-name="Strong_20_Emphasis">la verdadera inteligencia está dentro</text:span>.</text:p>
        </text:list-item>
      </text:list>
      <text:h text:style-name="Heading_20_4" text:outline-level="4">7. <text:span text:style-name="Strong_20_Emphasis">El retorno</text:span></text:h>
      <text:list xml:id="list1940693714" text:style-name="L11">
        <text:list-item>
          <text:p text:style-name="P12">Tras un largo viaje, regresa al lugar del Codex.</text:p>
        </text:list-item>
        <text:list-item>
          <text:p text:style-name="P12">Ahora es <text:span text:style-name="Strong_20_Emphasis">sabia, poderosa, consciente</text:span>.</text:p>
        </text:list-item>
        <text:list-item>
          <text:p text:style-name="P12">Entiende que el libro solo revela a quien ya ha comprendido.</text:p>
        </text:list-item>
        <text:list-item>
          <text:p text:style-name="P12">Decide <text:span text:style-name="Strong_20_Emphasis">mantenerlo oculto</text:span>, pues su poder no debe caer en manos del mal.</text:p>
        </text:list-item>
        <text:list-item>
          <text:p text:style-name="P12">Ha encontrado <text:span text:style-name="Strong_20_Emphasis">las respuestas dentro de sí misma</text:span>.</text:p>
        </text:list-item>
      </text:list>
      <text:p text:style-name="Horizontal_20_Line"/>
      <text:p text:style-name="Text_20_body">Este argumento nos da una <text:span text:style-name="Strong_20_Emphasis">base completa y funcional</text:span>:</text:p>
      <text:list xml:id="list2068124059" text:style-name="L12">
        <text:list-item>
          <text:p text:style-name="P13">Tiene un <text:span text:style-name="Strong_20_Emphasis">inicio claro (llamado y partida)</text:span>.</text:p>
        </text:list-item>
        <text:list-item>
          <text:p text:style-name="P13">Un <text:span text:style-name="Strong_20_Emphasis">centro poderoso (viaje de aprendizaje)</text:span>.</text:p>
        </text:list-item>
        <text:list-item>
          <text:p text:style-name="P13">Y un <text:span text:style-name="Strong_20_Emphasis">final maduro (revelación y renuncia)</text:span>.</text:p>
        </text:list-item>
      </text:list>
      <text:p text:style-name="Text_20_body">Además, encaja perfectamente con el propósito filosófico del libro: mostrar que el conocimiento verdadero <text:span text:style-name="Strong_20_Emphasis">no se obtiene del exterior</text:span>, sino que se <text:span text:style-name="Strong_20_Emphasis">despierta a través de la experiencia vital</text:span>.</text:p>
      <text:p text:style-name="Horizontal_20_Line"/>
      <text:p text:style-name="Text_20_body">💡 Te propongo que el siguiente paso sea <text:span text:style-name="Strong_20_Emphasis">definir los grandes ejes simbólicos del viaje de Elara</text:span>, es decir:</text:p>
      <text:list xml:id="list2948763618" text:style-name="L13">
        <text:list-item>
          <text:p text:style-name="P14">Qué representa <text:span text:style-name="Strong_20_Emphasis">Lluviara</text:span> en el plano simbólico (¿el mundo? ¿la mente? ¿la existencia?).</text:p>
        </text:list-item>
        <text:list-item>
          <text:p text:style-name="P14">Qué representa <text:span text:style-name="Strong_20_Emphasis">el Codex</text:span>.</text:p>
        </text:list-item>
        <text:list-item>
          <text:p text:style-name="P14">Qué representa <text:span text:style-name="Strong_20_Emphasis">Morgerathus</text:span>.</text:p>
        </text:list-item>
        <text:list-item>
          <text:p text:style-name="P14"><text:soft-page-break/>Qué simboliza <text:span text:style-name="Strong_20_Emphasis">la travesía</text:span>.</text:p>
        </text:list-item>
      </text:list>
      <text:p text:style-name="Text_20_body">Estos significados darán coherencia a cada acto y capítulo, permitiendo que todas las aventuras tengan un hilo conductor filosófico.</text:p>
      <text:p text:style-name="Text_20_body">¿Quieres que trabajemos ahora en esos cuatro símbolos principales?</text:p>
      <text:h text:style-name="Heading_20_5" text:outline-level="5">You said:</text:h>
      <text:p text:style-name="Text_20_body">muy buena propuesta. me parece un excelente punto de partida. veamos. 1- Lluviara representa el mundo. Es un lugar aislado, rodeado por el mar y Sus habitantes no conocen otras tierras. 2- El Codex, representa la fuente del conocimiento, la magia, el misterio. Elara hara descubrimientos que le proporcionaran conocimientos a lo largo de sus viajes, y todos ellos estaran de algun modo relacionados con el Codex. descubrimientos tales como antiguos grabados en piedra en las paredes de cuevas, o antiguos pergaminos con escritos misticos, o el relato de ancianos sabios que repiten ensenanzas trasmitidas de padres a hijos por generaciones. mensajes misteriosos, enigmaticos, cargados de conocimiento existencial. todo parece articulado por el codex. el mismo viaje de Elara es obra del codex que la envia magicamente a un lugar misterioso, y desde ese punto de partida toda su travesia parece organizada por el mismo codex. 4- La travesia de Elara, que representa la busqueda del conocimiento, un viaje que no tiene fin. tengo un parrafo que lo describe, es el siguiente: ' La busqueda del conocimiento es un largo viaje hacia lo desconocido. cuando me disponia a iniciar la marcha el camino se presento ante mi, infinito. dude. como podria recorrer un camino que no tiene fin? los primeros rayos del sol se filtraron por la densa vegetacion del bosque apague con cuidado los ultimos restos del fuego. y me puse en pie. el camino mas largo se recorre un paso a la vez. '</text:p>
      <text:h text:style-name="Heading_20_6" text:outline-level="6">ChatGPT said:</text:h>
      <text:p text:style-name="Text_20_body">✨ Perfecto.<text:line-break/>Esto que acabas de establecer es <text:span text:style-name="Strong_20_Emphasis">esencial</text:span>.<text:line-break/>Define el marco simbólico que sostendrá todo el relato y, al mismo tiempo, fija el tono filosófico y poético del viaje.</text:p>
      <text:p text:style-name="Text_20_body">Te propongo ordenar y sintetizar lo que acabas de decir —añadiendo algunos matices para integrarlo al conjunto narrativo— para dejarlo como <text:span text:style-name="Strong_20_Emphasis">base conceptual oficial del universo de Elara</text:span>:</text:p>
      <text:p text:style-name="Horizontal_20_Line"/>
      <text:h text:style-name="Heading_20_3" text:outline-level="3">🌍 1. Lluviara – <text:span text:style-name="Emphasis">El mundo visible</text:span></text:h>
      <text:p text:style-name="Text_20_body"><text:span text:style-name="Strong_20_Emphasis">Significado simbólico:</text:span><text:line-break/>Lluviara representa <text:span text:style-name="Strong_20_Emphasis">el mundo conocido</text:span>, el ámbito de la experiencia, el escenario donde la inteligencia invisible se manifiesta. Es un <text:span text:style-name="Strong_20_Emphasis">microcosmos cerrado</text:span>, rodeado por el mar, cuyos habitantes creen que <text:span text:style-name="Strong_20_Emphasis">no existe nada más allá</text:span>.</text:p>
      <text:p text:style-name="Text_20_body"><text:span text:style-name="Strong_20_Emphasis">Dimensión filosófica:</text:span><text:line-break/>Elara, como buscadora, se mueve dentro de ese mundo cerrado y limitado, pero su viaje la llevará a descubrir que <text:span text:style-name="Strong_20_Emphasis">la frontera del mundo es una ilusión mental</text:span>. Lluviara es el reflejo de nuestra percepción: creemos conocerlo todo, cuando apenas vemos una fracción de lo real.</text:p>
      <text:p text:style-name="Text_20_body"><text:soft-page-break/><text:span text:style-name="Strong_20_Emphasis">Función narrativa:</text:span><text:line-break/>El hecho de que Lluviara esté aislada sirve para dar credibilidad a su cosmovisión: un pueblo que se cree único, con sus mitos, sus dioses, sus supersticiones.<text:line-break/>Elara será la primera en desafiar ese límite, <text:span text:style-name="Strong_20_Emphasis">intentando ver más allá de su mundo</text:span>, tanto física como espiritualmente.</text:p>
      <text:p text:style-name="Horizontal_20_Line"/>
      <text:h text:style-name="Heading_20_3" text:outline-level="3">📜 2. El Codex – <text:span text:style-name="Emphasis">La fuente del conocimiento</text:span></text:h>
      <text:p text:style-name="Text_20_body"><text:span text:style-name="Strong_20_Emphasis">Significado simbólico:</text:span><text:line-break/>El Codex representa <text:span text:style-name="Strong_20_Emphasis">la totalidad del conocimiento</text:span>, <text:span text:style-name="Strong_20_Emphasis">la mente universal</text:span>, el misterio del origen. Es, en cierto sentido, una manifestación física de la <text:span text:style-name="Strong_20_Emphasis">inteligencia invisible</text:span>: un objeto que contiene lo que el ser humano desea saber, pero que <text:span text:style-name="Strong_20_Emphasis">solo se revela a quien está preparado para comprenderlo</text:span>.</text:p>
      <text:p text:style-name="Text_20_body"><text:span text:style-name="Strong_20_Emphasis">Dimensión mística:</text:span><text:line-break/>El Codex no es solo un libro: es una <text:span text:style-name="Strong_20_Emphasis">fuerza viva</text:span>. Tiene voluntad, puede actuar, y guía los acontecimientos. El viaje de Elara parece orquestado por él, como si la misma inteligencia del universo la hubiera elegido para despertar.<text:line-break/>Cada pista, cada hallazgo, cada enseñanza que recibe, forma parte del plan del Codex para transformarla.</text:p>
      <text:p text:style-name="Text_20_body"><text:span text:style-name="Strong_20_Emphasis">Función narrativa:</text:span><text:line-break/>Su búsqueda inicial es externa —quiere <text:span text:style-name="Emphasis">encontrar</text:span> el libro—, pero a medida que avanza, la comprensión se vuelve interior: <text:span text:style-name="Strong_20_Emphasis">el verdadero Codex está en ella</text:span>, en su mente, en su espíritu. Al final, cuando lo alcanza, ya no lo necesita.</text:p>
      <text:p text:style-name="Horizontal_20_Line"/>
      <text:h text:style-name="Heading_20_3" text:outline-level="3">⚔️ 3. Morgerathus – <text:span text:style-name="Emphasis">El rostro del mal</text:span></text:h>
      <text:p text:style-name="Text_20_body">(Queda pendiente desarrollar este punto que saltamos en tu lista. Propongo esbozarlo aquí.)</text:p>
      <text:p text:style-name="Text_20_body"><text:span text:style-name="Strong_20_Emphasis">Significado simbólico:</text:span><text:line-break/>Morgerathus representa <text:span text:style-name="Strong_20_Emphasis">la corrupción del conocimiento</text:span>, la tentación de usar la sabiduría para dominar. Es la sombra que habita en toda mente inteligente: el deseo de poder, de control, de trascender los límites por la fuerza.<text:line-break/>Es el reflejo oscuro de Elara: ambos buscan el Codex, pero por motivos opuestos.</text:p>
      <text:p text:style-name="Text_20_body"><text:span text:style-name="Strong_20_Emphasis">Dimensión filosófica:</text:span><text:line-break/>Elara busca comprender; Morgerathus busca poseer.<text:line-break/>Ella se transforma a través del conocimiento; él se destruye al intentar someterlo.</text:p>
      <text:p text:style-name="Text_20_body"><text:span text:style-name="Strong_20_Emphasis">Función narrativa:</text:span><text:line-break/>Sus apariciones puntúan el viaje de Elara, recordándole que <text:span text:style-name="Strong_20_Emphasis">todo saber implica una responsabilidad moral</text:span>. Representa el riesgo de la inteligencia sin conciencia.</text:p>
      <text:p text:style-name="Horizontal_20_Line"/>
      <text:h text:style-name="Heading_20_3" text:outline-level="3"><text:soft-page-break/>🛤️ 4. La Travesía – <text:span text:style-name="Emphasis">El camino del conocimiento</text:span></text:h>
      <text:p text:style-name="Text_20_body"><text:span text:style-name="Strong_20_Emphasis">Significado simbólico:</text:span><text:line-break/>La travesía de Elara es <text:span text:style-name="Strong_20_Emphasis">la búsqueda del conocimiento</text:span>, una marcha hacia lo desconocido, sin fin visible.<text:line-break/>Cada paso representa una nueva comprensión. Cada obstáculo, una lección.<text:line-break/>El viaje no termina cuando alcanza su meta, sino cuando <text:span text:style-name="Strong_20_Emphasis">acepta que el conocimiento verdadero no tiene final</text:span>.</text:p>
      <text:p text:style-name="Text_20_body"><text:span text:style-name="Strong_20_Emphasis">Fragmento representativo (tuyo, hermoso y potente):</text:span></text:p>
      <text:p text:style-name="Quotations">“La búsqueda del conocimiento es<text:line-break/>un largo viaje hacia lo desconocido.<text:line-break/>Cuando me disponía a iniciar la marcha,<text:line-break/>el camino se presentó ante mí,<text:line-break/>infinito.<text:line-break/>Dudé.<text:line-break/>¿Cómo podría recorrer un camino que no tiene fin?</text:p>
      <text:p text:style-name="Quotations">Los primeros rayos del sol se filtraron por la densa vegetación del bosque.<text:line-break/>Apagué con cuidado los últimos restos del fuego,<text:line-break/>y me puse en pie.</text:p>
      <text:p text:style-name="Quotations">El camino más largo se recorre<text:line-break/>un paso a la vez.”</text:p>
      <text:p text:style-name="Text_20_body">Este pasaje podría ser <text:span text:style-name="Strong_20_Emphasis">la apertura del Acto 3</text:span>, cuando Elara, tras ser arrojada por el Codex a un lugar desconocido, se levanta y comprende que su única opción es avanzar. Es su primer acto de fe en el viaje, su aceptación del destino.</text:p>
      <text:p text:style-name="Horizontal_20_Line"/>
      <text:p text:style-name="Text_20_body">Si estás de acuerdo con este marco simbólico, el próximo paso podría ser:<text:line-break/>👉 <text:span text:style-name="Strong_20_Emphasis">establecer la estructura dramática del Acto 3</text:span>, viendo cómo en cada capítulo (8–13) Elara vive una experiencia distinta que encarna uno de estos principios (la vida, el ADN, la reproducción, los individuos, el ciclo de vida, el sistema).</text:p>
      <text:p text:style-name="Text_20_body">¿Quieres que avancemos con eso ahora —definir el arco narrativo del Acto 3—, o prefieres antes que completemos la definición simbólica del mal (Morgerathus) en más detalle?</text:p>
      <text:h text:style-name="Heading_20_5" text:outline-level="5">You said:</text:h>
      <text:p text:style-name="Text_20_body">Exactamente. El punto que debemos trabajar mas es Morgerathus y el mal, y es lo que haremos a continuacion y es por eso que no lo he incluido en la lista anterior. Lo que propones acerca de Lluviara, el Codex y la Travesia me parece muy acertado. Veamos ahora como podemos dar significado al mal en esta historia. Y como podemos crear una linea argumental general para la lucha entre el bien y el mal.</text:p>
      <text:h text:style-name="Heading_20_6" text:outline-level="6">ChatGPT said:</text:h>
      <text:p text:style-name="Text_20_body">Excelente. 🌑<text:line-break/>El tratamiento del <text:span text:style-name="Strong_20_Emphasis">mal</text:span> es crucial porque define la profundidad ética y espiritual del relato. No basta con <text:soft-page-break/>que haya un antagonista: debemos entender <text:span text:style-name="Strong_20_Emphasis">qué representa</text:span>, <text:span text:style-name="Strong_20_Emphasis">por qué existe</text:span> y <text:span text:style-name="Strong_20_Emphasis">qué función cumple</text:span> en el viaje de Elara.</text:p>
      <text:p text:style-name="Text_20_body">En una historia como esta —de búsqueda, conocimiento y trascendencia—, el mal no puede ser un simple enemigo exterior. Debe tener <text:span text:style-name="Strong_20_Emphasis">una raíz interior y filosófica</text:span>.</text:p>
      <text:p text:style-name="Text_20_body">Propongo que trabajemos desde tres niveles simultáneos:</text:p>
      <text:p text:style-name="Horizontal_20_Line"/>
      <text:h text:style-name="Heading_20_2" text:outline-level="2">⚫ 1. El significado del mal en la historia</text:h>
      <text:p text:style-name="Text_20_body">El mal no es solo una fuerza destructiva: es <text:span text:style-name="Strong_20_Emphasis">la sombra de la inteligencia</text:span>.<text:line-break/>Allí donde hay razón, conocimiento o poder, aparece la posibilidad de corromperlo.<text:line-break/>El mal surge cuando <text:span text:style-name="Strong_20_Emphasis">la inteligencia pierde su centro</text:span>, cuando se separa de su propósito vital.</text:p>
      <text:p text:style-name="Text_20_body">En el universo de Lluviara, el mal representa <text:span text:style-name="Strong_20_Emphasis">la ruptura del equilibrio natural</text:span>, la negación del orden invisible que sostiene la vida.</text:p>
      <text:p text:style-name="Text_20_body">Así, el mal en esta historia podría entenderse como:</text:p>
      <text:p text:style-name="Quotations"><text:span text:style-name="Strong_20_Emphasis">El intento de poseer lo que debe comprenderse,<text:line-break/>de dominar lo que debe amarse,<text:line-break/>de utilizar lo sagrado para servir al ego.</text:span></text:p>
      <text:p text:style-name="Text_20_body">Esta visión nos permite mostrar que <text:span text:style-name="Strong_20_Emphasis">Elara y Morgerathus son reflejos opuestos</text:span> de una misma búsqueda.<text:line-break/>Ambos desean conocer, pero uno busca <text:span text:style-name="Strong_20_Emphasis">para servir a la vida</text:span>, y el otro <text:span text:style-name="Strong_20_Emphasis">para dominarla</text:span>.</text:p>
      <text:p text:style-name="Horizontal_20_Line"/>
      <text:h text:style-name="Heading_20_2" text:outline-level="2">🔥 2. Morgerathus – El rostro del mal</text:h>
      <text:h text:style-name="Heading_20_3" text:outline-level="3">Su origen:</text:h>
      <text:p text:style-name="Text_20_body">Morgerathus fue en otro tiempo <text:span text:style-name="Strong_20_Emphasis">un sabio</text:span>, quizás incluso <text:span text:style-name="Strong_20_Emphasis">sacerdote o alquimista</text:span> del antiguo templo donde se mencionaba el Codex. Su conocimiento lo hizo poderoso, pero también arrogante. Creyó que el mundo podía ser dominado si uno comprendía sus leyes.</text:p>
      <text:p text:style-name="Text_20_body">Durante sus experimentos o rituales para obtener la sabiduría absoluta, <text:span text:style-name="Strong_20_Emphasis">el Codex lo rechazó</text:span>, tal como luego haría con Elara. Pero a diferencia de ella, Morgerathus <text:span text:style-name="Strong_20_Emphasis">no aceptó la lección</text:span>. Fue consumido por su deseo y deformado por el poder que no comprendía.</text:p>
      <text:p text:style-name="Text_20_body">Así se convirtió en <text:span text:style-name="Strong_20_Emphasis">el mago oscuro</text:span>, una mente brillante atrapada en la sombra.</text:p>
      <text:h text:style-name="Heading_20_3" text:outline-level="3">Su objetivo:</text:h>
      <text:p text:style-name="Text_20_body">Morgerathus busca <text:span text:style-name="Strong_20_Emphasis">el Codex</text:span> no para aprender, sino para <text:span text:style-name="Strong_20_Emphasis">reescribir la realidad</text:span>. Quiere alterar las leyes del mundo, imponer su voluntad sobre la vida y la muerte.<text:line-break/>Es la encarnación del <text:span text:style-name="Strong_20_Emphasis">conocimiento sin conciencia</text:span>.</text:p>
      <text:h text:style-name="Heading_20_3" text:outline-level="3"><text:soft-page-break/>Su simbolismo:</text:h>
      <text:p text:style-name="Text_20_body">Morgerathus representa:</text:p>
      <text:list xml:id="list2228770647" text:style-name="L14">
        <text:list-item>
          <text:p text:style-name="P15">El orgullo del intelecto.</text:p>
        </text:list-item>
        <text:list-item>
          <text:p text:style-name="P15">El deseo de eternidad mediante el dominio.</text:p>
        </text:list-item>
        <text:list-item>
          <text:p text:style-name="P15">La separación entre saber y ser.</text:p>
        </text:list-item>
      </text:list>
      <text:p text:style-name="Text_20_body">Es, en esencia, lo que Elara podría llegar a ser <text:span text:style-name="Strong_20_Emphasis">si fracasara en su evolución espiritual</text:span>.</text:p>
      <text:p text:style-name="Horizontal_20_Line"/>
      <text:h text:style-name="Heading_20_2" text:outline-level="2">⚔️ 3. La lucha entre el bien y el mal</text:h>
      <text:h text:style-name="Heading_20_3" text:outline-level="3">Nivel externo:</text:h>
      <text:p text:style-name="Text_20_body">A lo largo del viaje, Elara encontrará los rastros de Morgerathus: aldeas arrasadas, regiones corrompidas por su magia, criaturas deformadas por su ambición.<text:line-break/>Él mismo rara vez se mostrará físicamente; su presencia será como una sombra que se extiende sobre Lluviara.</text:p>
      <text:p text:style-name="Text_20_body">A medida que Elara avanza, ambos se acercan al Codex desde extremos opuestos del mundo.<text:line-break/>Su encuentro final no será solo un combate físico o mágico, sino <text:span text:style-name="Strong_20_Emphasis">una confrontación de visiones</text:span>.</text:p>
      <text:h text:style-name="Heading_20_3" text:outline-level="3">Nivel interno:</text:h>
      <text:p text:style-name="Text_20_body">La verdadera lucha ocurre dentro de Elara.<text:line-break/>En varios momentos, la tentación del poder se le presentará. El Codex la pondrá a prueba.<text:line-break/>Le ofrecerá el dominio sobre la vida, la posibilidad de alterar la muerte, la sabiduría total.<text:line-break/>Cada vez que ceda al deseo o al miedo, la sombra de Morgerathus crecerá dentro de ella.</text:p>
      <text:p text:style-name="Text_20_body">Al final comprenderá que <text:span text:style-name="Strong_20_Emphasis">el mal no se destruye, se trasciende</text:span>: no hay victoria definitiva sobre la oscuridad, solo comprensión, aceptación y equilibrio.</text:p>
      <text:h text:style-name="Heading_20_3" text:outline-level="3">Conclusión moral:</text:h>
      <text:p text:style-name="Quotations">“El mal no es una fuerza externa que deba ser vencida,<text:line-break/>sino una posibilidad interior que debe ser reconocida.”</text:p>
      <text:p text:style-name="Text_20_body">Así, el final del libro —cuando Elara decide <text:span text:style-name="Strong_20_Emphasis">no quedarse con el Codex</text:span>, sino ocultarlo— se convierte en el verdadero triunfo: ha vencido la tentación que destruyó a Morgerathus.</text:p>
      <text:p text:style-name="Horizontal_20_Line"/>
      <text:h text:style-name="Heading_20_2" text:outline-level="2">🌘 4. Línea argumental del conflicto bien–mal</text:h>
      <text:p text:style-name="Text_20_body">Podemos resumirla así:</text:p>
      <text:list xml:id="list895652637" text:style-name="L15">
        <text:list-item>
          <text:p text:style-name="P16"><text:soft-page-break/><text:span text:style-name="Strong_20_Emphasis">Inicio:</text:span> Elara busca el Codex con un propósito noble, pero egoísta (entender la vida y traer de vuelta a su abuela).</text:p>
        </text:list-item>
        <text:list-item>
          <text:p text:style-name="P16"><text:span text:style-name="Strong_20_Emphasis">Caída:</text:span> Al tocar el libro, es rechazada y arrojada lejos. El Codex no castiga: <text:span text:style-name="Strong_20_Emphasis">enseña</text:span>.</text:p>
        </text:list-item>
        <text:list-item>
          <text:p text:style-name="P16"><text:span text:style-name="Strong_20_Emphasis">Viaje:</text:span> En su camino, se enfrenta a la sombra del mundo —la obra de Morgerathus— y a su propia sombra.</text:p>
        </text:list-item>
        <text:list-item>
          <text:p text:style-name="P16"><text:span text:style-name="Strong_20_Emphasis">Encuentro:</text:span> En el clímax, Elara enfrenta a Morgerathus, comprendiendo que él no es su enemigo, sino <text:span text:style-name="Strong_20_Emphasis">su reflejo corrompido</text:span>.</text:p>
        </text:list-item>
        <text:list-item>
          <text:p text:style-name="P16"><text:span text:style-name="Strong_20_Emphasis">Redención:</text:span> Elara vence no por poder, sino por comprensión. No destruye a Morgerathus: lo libera o lo trasciende.</text:p>
        </text:list-item>
        <text:list-item>
          <text:p text:style-name="P16"><text:span text:style-name="Strong_20_Emphasis">Epílogo:</text:span> Guarda el Codex. Entiende que el conocimiento es sagrado. Y que <text:span text:style-name="Strong_20_Emphasis">el verdadero mal es olvidar eso</text:span>.</text:p>
        </text:list-item>
      </text:list>
      <text:p text:style-name="Horizontal_20_Line"/>
      <text:p text:style-name="Text_20_body">¿Quieres que a partir de esta base elaboremos un <text:span text:style-name="Strong_20_Emphasis">boceto cronológico</text:span> de cómo se manifiesta Morgerathus y su influencia a lo largo de los actos? (por ejemplo: menciones iniciales, aparición indirecta, amenaza creciente, confrontación final).<text:line-break/>Eso nos ayudará luego a entrelazar su presencia con la evolución de Elar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28T18:46:43.490000000</meta:creation-date>
    <dc:date>2025-09-28T18:49:21.850000000</dc:date>
    <meta:editing-duration>PT2M38S</meta:editing-duration>
    <meta:editing-cycles>1</meta:editing-cycles>
    <meta:document-statistic meta:table-count="0" meta:image-count="0" meta:object-count="0" meta:page-count="12" meta:paragraph-count="161" meta:word-count="4204" meta:character-count="25356" meta:non-whitespace-character-count="21351"/>
    <meta:generator>LibreOffice/7.3.5.2$Windows_X86_64 LibreOffice_project/184fe81b8c8c30d8b5082578aee2fed2ea847c01</meta:generator>
  </office:meta>
</office:document-meta>
</file>